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333333" draw:marker-start-width="0.242cm" draw:marker-end-width="0.242cm" draw:fill="solid" draw:fill-color="#ffcc00" draw:opacity="100%" draw:opacity-name="" draw:textarea-horizontal-align="justify" draw:textarea-vertical-align="middle" draw:auto-grow-height="false" fo:min-height="0.522cm" fo:min-width="6.3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top" draw:auto-grow-height="false" fo:min-height="4.822cm" fo:min-width="6.3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top" draw:auto-grow-height="false" fo:min-height="3.422cm" fo:min-width="6.372cm" fo:padding-top="0.139cm" fo:padding-bottom="0.139cm" fo:padding-left="0.264cm" fo:padding-right="0.264cm"/>
    </style:style>
    <style:style style:name="gr4" style:family="graphic" style:parent-style-name="standard">
      <style:graphic-properties svg:stroke-width="0.053cm" svg:stroke-color="#1c1c1c" draw:marker-start="" draw:marker-start-width="0.279cm" draw:marker-end="Arrow" draw:marker-end-width="0.279cm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top" draw:auto-grow-height="false" fo:min-height="2.522cm" fo:min-width="6.3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1c1c1c" draw:marker-start-width="0.242cm" draw:marker-end-width="0.242cm" draw:fill-color="#eeeeee" draw:textarea-horizontal-align="justify" draw:textarea-vertical-align="middle" draw:auto-grow-height="false" fo:min-height="0.522cm" fo:min-width="0.172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svg:stroke-color="#333333" draw:marker-start-width="0.242cm" draw:marker-end-width="0.242cm" draw:fill="solid" draw:fill-color="#ffcc00" draw:opacity="100%" draw:opacity-name="" draw:textarea-horizontal-align="justify" draw:textarea-vertical-align="middle" draw:auto-grow-height="false" fo:min-height="0.522cm" fo:min-width="7.67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top" draw:auto-grow-height="false" fo:min-height="4.822cm" fo:min-width="7.6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1c1c1c" draw:marker-start-width="0.242cm" draw:marker-end-width="0.242cm" draw:fill-color="#eeeeee" draw:textarea-horizontal-align="justify" draw:textarea-vertical-align="middle" draw:auto-grow-height="false" fo:min-height="0.522cm" fo:min-width="0.172cm" fo:padding-top="0.139cm" fo:padding-bottom="0.139cm" fo:padding-left="0.264cm" fo:padding-right="0.264cm"/>
    </style:style>
    <style:style style:name="P1" style:family="paragraph">
      <style:paragraph-properties fo:text-align="start"/>
      <style:text-properties fo:font-size="12pt"/>
    </style:style>
    <style:style style:name="P2" style:family="paragraph">
      <loext:graphic-properties draw:fill="solid" draw:fill-color="#ffcc00" draw:opacity="100%"/>
      <style:paragraph-properties fo:text-align="start"/>
      <style:text-properties fo:font-size="12pt" style:font-size-asian="10pt" style:font-size-complex="10pt"/>
    </style:style>
    <style:style style:name="P3" style:family="paragraph">
      <style:paragraph-properties fo:text-align="start"/>
      <style:text-properties fo:font-size="10pt"/>
    </style:style>
    <style:style style:name="P4" style:family="paragraph">
      <loext:graphic-properties draw:fill-color="#eeeeee"/>
      <style:paragraph-properties fo:text-align="start"/>
      <style:text-properties fo:font-size="10pt"/>
    </style:style>
    <style:style style:name="P5" style:family="paragraph">
      <style:paragraph-properties fo:text-align="center"/>
      <style:text-properties fo:font-size="10pt" fo:background-color="#ffffff" style:font-size-asian="10pt" style:font-size-complex="10pt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start"/>
      <style:text-properties fo:font-size="10pt" fo:background-color="#ffffff"/>
    </style:style>
    <style:style style:name="T1" style:family="text">
      <style:text-properties fo:font-weight="bold" style:font-size-asian="10pt" style:font-weight-asian="bold" style:font-size-complex="10pt" style:font-weight-complex="bold"/>
    </style:style>
    <style:style style:name="T2" style:family="text">
      <style:text-properties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cc" style:font-name="Liberation Sans1" fo:font-size="10pt" style:font-size-asian="10pt" style:font-size-complex="10pt"/>
    </style:style>
    <style:style style:name="T5" style:family="text">
      <style:text-properties fo:color="#000000" style:font-name="Liberation Sans1" fo:font-size="10pt" style:font-size-asian="10pt" style:font-size-complex="10pt"/>
    </style:style>
    <style:style style:name="T6" style:family="text">
      <style:text-properties fo:font-size="10pt" fo:background-color="#ffffff" style:font-size-asian="10pt" style:font-size-complex="10pt"/>
    </style:style>
    <style:style style:name="T7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8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6.9cm" svg:height="0.8cm" svg:x="4.1cm" svg:y="6.1cm">
            <text:p text:style-name="P1"><text:span text:style-name="T1">State:</text:span><text:span text:style-name="T2"> </text:span></text:p>
            <draw:enhanced-geometry svg:viewBox="0 0 21600 21600" draw:extrusion="false" draw:type="rectangle" draw:enhanced-path="M 0 0 L 21600 0 21600 21600 0 21600 0 0 Z N"/>
          </draw:custom-shape>
          <draw:custom-shape draw:style-name="gr2" draw:text-style-name="P4" draw:layer="layout" svg:width="6.9cm" svg:height="5.1cm" svg:x="4.1cm" svg:y="6.9cm">
            <text:p text:style-name="P3"><text:span text:style-name="T3">Entry</text:span>:</text:p>
            <text:p text:style-name="P3"/>
            <text:p text:style-name="P3"><text:span text:style-name="T3">During</text:span>:</text:p>
            <text:p text:style-name="P3"/>
            <text:p text:style-name="P3"><text:span text:style-name="T3">Exit</text:span>: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g xml:id="id1" draw:id="id1">
          <draw:custom-shape draw:style-name="gr1" draw:text-style-name="P2" draw:layer="layout" svg:width="6.9cm" svg:height="0.8cm" svg:x="16.9cm" svg:y="6.6cm">
            <text:p text:style-name="P1"><text:span text:style-name="T1">State:</text:span><text:span text:style-name="T2"> SM_Init</text:span></text:p>
            <draw:enhanced-geometry svg:viewBox="0 0 21600 21600" draw:extrusion="false" draw:type="rectangle" draw:enhanced-path="M 0 0 L 21600 0 21600 21600 0 21600 0 0 Z N"/>
          </draw:custom-shape>
          <draw:custom-shape draw:style-name="gr3" draw:text-style-name="P4" draw:layer="layout" svg:width="6.9cm" svg:height="3.7cm" svg:x="16.9cm" svg:y="7.4cm">
            <text:p text:style-name="P3"><text:span text:style-name="T3">Entry</text:span>:</text:p>
            <text:p text:style-name="P3"/>
            <text:p text:style-name="P3"><text:span text:style-name="T3">During</text:span>:</text:p>
            <text:p text:style-name="P3">ECU_Connected = false</text:p>
            <text:p text:style-name="P3">ECU_CCP_Version_Main = 0</text:p>
            <text:p text:style-name="P3">ECU_CCP_Version_Release = 0</text:p>
            <text:p text:style-name="P3"/>
            <text:p text:style-name="P3"><text:span text:style-name="T3">Exit</text:span>: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6.9cm" svg:height="0.8cm" svg:x="16.9cm" svg:y="15.1cm">
            <text:p text:style-name="P1"><text:span text:style-name="T1">State:</text:span><text:span text:style-name="T2"> SM_Connect</text:span></text:p>
            <draw:enhanced-geometry svg:viewBox="0 0 21600 21600" draw:extrusion="false" draw:type="rectangle" draw:enhanced-path="M 0 0 L 21600 0 21600 21600 0 21600 0 0 Z N"/>
          </draw:custom-shape>
          <draw:custom-shape draw:style-name="gr2" draw:text-style-name="P4" draw:layer="layout" svg:width="6.9cm" svg:height="5.1cm" svg:x="16.9cm" svg:y="15.9cm">
            <text:p text:style-name="P3"><text:span text:style-name="T3">Entry</text:span>:</text:p>
            <text:p text:style-name="P3">TxCRO_Connect</text:p>
            <text:p text:style-name="P3"><text:span text:style-name="T4">Hier werden auch die logs der alten Messung gelöscht</text:span></text:p>
            <text:p text:style-name="P3"><text:span text:style-name="T5">Messagebuffer_clear</text:span></text:p>
            <text:p text:style-name="P3">log_database→VariableLog_clear</text:p>
            <text:p text:style-name="P3"/>
            <text:p text:style-name="P3">SetMeasuermentStartTime</text:p>
            <text:p text:style-name="P3"><text:span text:style-name="T3">During</text:span>:</text:p>
            <text:p text:style-name="P3"/>
            <text:p text:style-name="P3"><text:span text:style-name="T3">Exit</text:span>: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20.35cm" svg:y1="11.1cm" svg:x2="20.35cm" svg:y2="15.1cm" draw:start-shape="id1" draw:start-glue-point="2" draw:end-shape="id2" draw:end-glue-point="0" svg:d="M20350 11100v4000" svg:viewBox="0 0 1 4001">
          <text:p text:style-name="P5"><text:span text:style-name="T6">SMT_req_establish_connection == true</text:span></text:p>
        </draw:connector>
        <draw:g xml:id="id3" draw:id="id3">
          <draw:custom-shape draw:style-name="gr1" draw:text-style-name="P2" draw:layer="layout" svg:width="6.9cm" svg:height="0.8cm" svg:x="16.9cm" svg:y="27.5cm">
            <text:p text:style-name="P1"><text:span text:style-name="T1">State:</text:span><text:span text:style-name="T2"> SM_CCP_Version</text:span></text:p>
            <draw:enhanced-geometry svg:viewBox="0 0 21600 21600" draw:extrusion="false" draw:type="rectangle" draw:enhanced-path="M 0 0 L 21600 0 21600 21600 0 21600 0 0 Z N"/>
          </draw:custom-shape>
          <draw:custom-shape draw:style-name="gr5" draw:text-style-name="P4" draw:layer="layout" svg:width="6.9cm" svg:height="2.8cm" svg:x="16.9cm" svg:y="28.3cm">
            <text:p text:style-name="P3"><text:span text:style-name="T3">Entry</text:span>:</text:p>
            <text:p text:style-name="P3">TxCRO_GetCCP_Version</text:p>
            <text:p text:style-name="P3"/>
            <text:p text:style-name="P3"><text:span text:style-name="T3">During</text:span>:</text:p>
            <text:p text:style-name="P3"/>
            <text:p text:style-name="P3"><text:span text:style-name="T3">Exit</text:span>: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20.35cm" svg:y1="21cm" svg:x2="20.35cm" svg:y2="27.5cm" draw:start-shape="id2" draw:start-glue-point="2" draw:end-shape="id3" draw:end-glue-point="0" svg:d="M20350 21000v6500" svg:viewBox="0 0 1 6501">
          <text:p text:style-name="P5"><text:span text:style-name="T6">CRO_waiting_for_request == false </text:span><text:span text:style-name="T7">&amp;&amp;</text:span></text:p>
          <text:p text:style-name="P5"><text:span text:style-name="T6">ECU_Connected == true</text:span></text:p>
        </draw:connector>
        <draw:connector draw:style-name="gr4" draw:text-style-name="P5" draw:layer="layout" svg:x1="16.9cm" svg:y1="18.05cm" svg:x2="7.7cm" svg:y2="13.501cm" draw:start-shape="id2" draw:start-glue-point="3" draw:end-shape="id4" draw:end-glue-point="10" svg:d="M16900 18050h-4599v-4549h-4601" svg:viewBox="0 0 9201 4550">
          <text:p text:style-name="P5"><text:span text:style-name="T6">CRO_waiting_for_request == false </text:span><text:span text:style-name="T7">&amp;&amp;</text:span></text:p>
          <text:p text:style-name="P5"><text:span text:style-name="T6">ECU_Connected == true</text:span></text:p>
        </draw:connector>
        <draw:custom-shape draw:style-name="gr6" draw:text-style-name="P6" xml:id="id4" draw:id="id4" draw:layer="layout" svg:width="0.7cm" svg:height="0.8cm" svg:x="7cm" svg:y="13.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" draw:text-style-name="P5" draw:layer="layout" svg:x1="7.35cm" svg:y1="13.1cm" svg:x2="16.9cm" svg:y2="8.85cm" draw:start-shape="id4" draw:start-glue-point="8" draw:end-shape="id1" draw:end-glue-point="3" svg:d="M7350 13100v-4250h9550" svg:viewBox="0 0 9551 4251">
          <text:p text:style-name="P5"><text:span text:style-name="T6"/></text:p>
        </draw:connector>
        <draw:connector draw:style-name="gr4" draw:text-style-name="P5" draw:layer="layout" svg:x1="16.9cm" svg:y1="29.3cm" svg:x2="7.7cm" svg:y2="26.301cm" draw:start-shape="id3" draw:start-glue-point="3" draw:end-shape="id5" draw:end-glue-point="10" svg:d="M16900 29300h-4599v-2999h-4601" svg:viewBox="0 0 9201 3000">
          <text:p text:style-name="P5"><text:span text:style-name="T6">CRO_waiting_for_request == false </text:span><text:span text:style-name="T7">&amp;&amp;</text:span></text:p>
          <text:p text:style-name="P5"><text:span text:style-name="T6">ECU_CCP_Version_Main == 0 </text:span><text:span text:style-name="T7">&amp;&amp;</text:span></text:p>
          <text:p text:style-name="P5"><text:span text:style-name="T6">ECU_CCP_Version_Release == 0</text:span></text:p>
        </draw:connector>
        <draw:custom-shape draw:style-name="gr6" draw:text-style-name="P6" xml:id="id5" draw:id="id5" draw:layer="layout" svg:width="0.7cm" svg:height="0.8cm" svg:x="7cm" svg:y="25.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" draw:text-style-name="P5" draw:layer="layout" svg:x1="7.35cm" svg:y1="25.9cm" svg:x2="7.35cm" svg:y2="13.9cm" draw:start-shape="id5" draw:start-glue-point="8" draw:end-shape="id4" draw:end-glue-point="4" svg:d="M7350 25900v-12000" svg:viewBox="0 0 1 12001">
          <text:p/>
        </draw:connector>
        <draw:g xml:id="id6" draw:id="id6">
          <draw:custom-shape draw:style-name="gr1" draw:text-style-name="P2" draw:layer="layout" svg:width="6.9cm" svg:height="0.8cm" svg:x="33.7cm" svg:y="23.8cm">
            <text:p text:style-name="P1"><text:span text:style-name="T1">State:</text:span><text:span text:style-name="T2"> SM_Wait</text:span></text:p>
            <draw:enhanced-geometry svg:viewBox="0 0 21600 21600" draw:extrusion="false" draw:type="rectangle" draw:enhanced-path="M 0 0 L 21600 0 21600 21600 0 21600 0 0 Z N"/>
          </draw:custom-shape>
          <draw:custom-shape draw:style-name="gr2" draw:text-style-name="P4" draw:layer="layout" svg:width="6.9cm" svg:height="5.1cm" svg:x="33.7cm" svg:y="24.6cm">
            <text:p text:style-name="P3"><text:span text:style-name="T3">Entry</text:span>:</text:p>
            <text:p text:style-name="P3"/>
            <text:p text:style-name="P3"><text:span text:style-name="T3">During</text:span>:</text:p>
            <text:p text:style-name="P3">UpdateSchedular()</text:p>
            <text:p text:style-name="P3"/>
            <text:p text:style-name="P3"><text:span text:style-name="T3">Exit</text:span>:</text:p>
            <text:p text:style-name="P3">SMT_read_variable = false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23.8cm" svg:y1="29.3cm" svg:x2="33.7cm" svg:y2="26.75cm" draw:start-shape="id3" draw:start-glue-point="1" draw:end-shape="id6" draw:end-glue-point="3" svg:d="M23800 29300h4950v-2550h4950" svg:viewBox="0 0 9901 2551">
          <text:p text:style-name="P5"><text:span text:style-name="T6">CRO_waiting_for_request == false </text:span><text:span text:style-name="T7">&amp;&amp;</text:span></text:p>
          <text:p text:style-name="P5"><text:span text:style-name="T6">ECU_CCP_Version_Main != 0 </text:span><text:span text:style-name="T7">&amp;&amp;</text:span></text:p>
          <text:p text:style-name="P5"><text:span text:style-name="T6"/></text:p>
        </draw:connector>
        <draw:g xml:id="id7" draw:id="id7">
          <draw:custom-shape draw:style-name="gr7" draw:text-style-name="P2" draw:layer="layout" svg:width="8.2cm" svg:height="0.8cm" svg:x="33.7cm" svg:y="14.4cm">
            <text:p text:style-name="P1"><text:span text:style-name="T1">State:</text:span><text:span text:style-name="T2"> SM_read_variable_ShortUp</text:span></text:p>
            <draw:enhanced-geometry svg:viewBox="0 0 21600 21600" draw:extrusion="false" draw:type="rectangle" draw:enhanced-path="M 0 0 L 21600 0 21600 21600 0 21600 0 0 Z N"/>
          </draw:custom-shape>
          <draw:custom-shape draw:style-name="gr8" draw:text-style-name="P4" draw:layer="layout" svg:width="8.2cm" svg:height="5.1cm" svg:x="33.7cm" svg:y="15.2cm">
            <text:p text:style-name="P3"><text:span text:style-name="T3">Entry</text:span>:</text:p>
            <text:p text:style-name="P3">if(SMI-type == uint8) TxCRO_ShortUpload(1);</text:p>
            <text:p text:style-name="P3">…</text:p>
            <text:p text:style-name="P3"><text:span text:style-name="T3">During</text:span>:</text:p>
            <text:p text:style-name="P3"/>
            <text:p text:style-name="P3"><text:span text:style-name="T3">Exit</text:span>:</text:p>
            <text:p text:style-name="P3">if(CRM_ErrorCode_last_rec = ACK</text:p>
            <text:p text:style-name="P3"><text:s text:c="4"/>SMI_read_variable_successfull = true</text:p>
            <text:p text:style-name="P3"><text:s text:c="4"/>log_database.addnew_value(SMI_read...)</text:p>
            <text:p text:style-name="P3">Else</text:p>
            <text:p text:style-name="P3"><text:s text:c="3"/>SMI_read_variable_successfull = false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37.15cm" svg:y1="23.8cm" svg:x2="37.8cm" svg:y2="20.3cm" draw:start-shape="id6" draw:start-glue-point="0" draw:end-shape="id7" draw:end-glue-point="2" svg:d="M37150 23800v-1750h650v-1750" svg:viewBox="0 0 651 3501">
          <text:p text:style-name="P7"><text:span text:style-name="T8">SMT_read_variable == true</text:span></text:p>
        </draw:connector>
        <draw:custom-shape draw:style-name="gr9" draw:text-style-name="P6" xml:id="id8" draw:id="id8" draw:layer="layout" svg:width="0.7cm" svg:height="0.8cm" svg:x="52cm" svg:y="26.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" draw:text-style-name="P5" draw:layer="layout" svg:x1="52cm" svg:y1="26.801cm" svg:x2="40.6cm" svg:y2="26.75cm" draw:start-shape="id8" draw:start-glue-point="6" draw:end-shape="id6" draw:end-glue-point="1" svg:d="M52000 26801h-5700v-51h-5700" svg:viewBox="0 0 11401 52">
          <text:p/>
        </draw:connector>
        <draw:connector draw:style-name="gr4" draw:text-style-name="P5" draw:layer="layout" svg:x1="41.9cm" svg:y1="17.35cm" svg:x2="52cm" svg:y2="19.801cm" draw:start-shape="id7" draw:start-glue-point="1" draw:end-shape="id9" draw:end-glue-point="6" svg:d="M41900 17350h5050v2451h5050" svg:viewBox="0 0 10101 2452">
          <text:p text:style-name="P5"><text:span text:style-name="T8">CRO_waiting_for_request == false</text:span></text:p>
        </draw:connector>
        <draw:custom-shape draw:style-name="gr9" draw:text-style-name="P6" xml:id="id9" draw:id="id9" draw:layer="layout" svg:width="0.7cm" svg:height="0.8cm" svg:x="52cm" svg:y="19.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" draw:text-style-name="P5" draw:layer="layout" svg:x1="52.35cm" svg:y1="20.2cm" svg:x2="52.35cm" svg:y2="26.4cm" draw:start-shape="id9" draw:start-glue-point="4" draw:end-shape="id8" draw:end-glue-point="8" svg:d="M52350 20200v6200" svg:viewBox="0 0 1 6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c1c1c" draw:marker-start-width="0.2cm" draw:marker-start-center="false" draw:marker-end="Arrow" draw:marker-end-width="0.2cm" draw:marker-end-center="false" draw:fill="solid" draw:fill-color="#729fcf" draw:textarea-horizontal-align="center" draw:textarea-vertical-align="middle" draw:auto-grow-height="true" draw:fit-to-size="shrink-to-fi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8:59:05.081581151</meta:creation-date>
    <dc:date>2017-11-11T22:35:21.358582088</dc:date>
    <meta:editing-duration>PT1H12M26S</meta:editing-duration>
    <meta:editing-cycles>11</meta:editing-cycles>
    <meta:generator>LibreOffice/5.4.2.2$Linux_X86_64 LibreOffice_project/40m0$Build-2</meta:generator>
    <meta:document-statistic meta:object-count="33"/>
  </office:meta>
</office:document-meta>
</file>